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results2" table:style-name="ta1">
        <table:shapes>
          <draw:frame draw:z-index="0" draw:style-name="gr1" draw:text-style-name="P1" svg:width="505.28pt" svg:height="280.97pt" svg:x="495.18pt" svg:y="0.62pt">
            <loext:p draw:notify-on-update-of-ranges="results2.C1:results2.C10 results2.E1:results2.E1 results2.E1:results2.E10 results2.C1:results2.C10 results2.F1:results2.F1 results2.F1:results2.F10 results2.C1:results2.C10 results2.G1:results2.G1 results2.G1:results2.G10 results2.C1:results2.C10 results2.H1:results2.H1 results2.H1:results2.H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09.7pt" svg:height="291.34pt" svg:x="493.09pt" svg:y="304.95pt">
            <loext:p draw:notify-on-update-of-ranges="results2.C38:results2.C40 results2.E37:results2.E37 results2.E38:results2.E40 results2.C38:results2.C40 results2.F37:results2.F37 results2.F38:results2.F40 results2.C38:results2.C40 results2.G37:results2.G37 results2.G38:results2.G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maxiters</text:p>
          </table:table-cell>
          <table:table-cell office:value-type="string" calcext:value-type="string">
            <text:p>num processors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16384<text:span text:style-name="T1">²</text:span></text:p>
          </table:table-cell>
          <table:table-cell office:value-type="string" calcext:value-type="string">
            <text:p>4096<text:span text:style-name="T1">²</text:span></text:p>
          </table:table-cell>
          <table:table-cell office:value-type="string" calcext:value-type="string">
            <text:p>1024<text:span text:style-name="T1">²</text:span></text:p>
          </table:table-cell>
          <table:table-cell office:value-type="string" calcext:value-type="string">
            <text:p>256<text:span text:style-name="T1">²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5.41413" calcext:value-type="float">
            <text:p>155.41413</text:p>
          </table:table-cell>
          <table:table-cell table:formula="of:=[.D2]/[.$D$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.452122" calcext:value-type="float">
            <text:p>91.452122</text:p>
          </table:table-cell>
          <table:table-cell table:formula="of:=[.D3]/[.$D$2]" office:value-type="float" office:value="0.588441488557057" calcext:value-type="float">
            <text:p>0.5884414886</text:p>
          </table:table-cell>
          <table:table-cell office:value-type="float" office:value="0.646577443160005" calcext:value-type="float">
            <text:p>0.6465774432</text:p>
          </table:table-cell>
          <table:table-cell office:value-type="float" office:value="0.636911712888402" calcext:value-type="float">
            <text:p>0.6369117129</text:p>
          </table:table-cell>
          <table:table-cell office:value-type="float" office:value="0.679165308118683" calcext:value-type="float">
            <text:p>0.67916530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7.252043" calcext:value-type="float">
            <text:p>57.252043</text:p>
          </table:table-cell>
          <table:table-cell table:formula="of:=[.D4]/[.$D$2]" office:value-type="float" office:value="0.368383769223558" calcext:value-type="float">
            <text:p>0.3683837692</text:p>
          </table:table-cell>
          <table:table-cell office:value-type="float" office:value="0.458789404086508" calcext:value-type="float">
            <text:p>0.4587894041</text:p>
          </table:table-cell>
          <table:table-cell office:value-type="float" office:value="0.435670524166099" calcext:value-type="float">
            <text:p>0.4356705242</text:p>
          </table:table-cell>
          <table:table-cell office:value-type="float" office:value="0.526605803716987" calcext:value-type="float">
            <text:p>0.52660580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1.843305" calcext:value-type="float">
            <text:p>61.843305</text:p>
          </table:table-cell>
          <table:table-cell table:formula="of:=[.D5]/[.$D$2]" office:value-type="float" office:value="0.397925883573135" calcext:value-type="float">
            <text:p>0.3979258836</text:p>
          </table:table-cell>
          <table:table-cell office:value-type="float" office:value="0.526336326408736" calcext:value-type="float">
            <text:p>0.5263363264</text:p>
          </table:table-cell>
          <table:table-cell office:value-type="float" office:value="0.439109251541801" calcext:value-type="float">
            <text:p>0.4391092515</text:p>
          </table:table-cell>
          <table:table-cell office:value-type="float" office:value="0.551581349853277" calcext:value-type="float">
            <text:p>0.55158134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.910696" calcext:value-type="float">
            <text:p>57.910696</text:p>
          </table:table-cell>
          <table:table-cell table:formula="of:=[.D6]/[.$D$2]" office:value-type="float" office:value="0.372621820165258" calcext:value-type="float">
            <text:p>0.3726218202</text:p>
          </table:table-cell>
          <table:table-cell office:value-type="float" office:value="0.57576686004351" calcext:value-type="float">
            <text:p>0.57576686</text:p>
          </table:table-cell>
          <table:table-cell office:value-type="float" office:value="0.453408380237649" calcext:value-type="float">
            <text:p>0.4534083802</text:p>
          </table:table-cell>
          <table:table-cell office:value-type="float" office:value="0.56644929898924" calcext:value-type="float">
            <text:p>0.5664492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.596937" calcext:value-type="float">
            <text:p>55.596937</text:p>
          </table:table-cell>
          <table:table-cell table:formula="of:=[.D7]/[.$D$2]" office:value-type="float" office:value="0.357734119799789" calcext:value-type="float">
            <text:p>0.3577341198</text:p>
          </table:table-cell>
          <table:table-cell office:value-type="float" office:value="0.563116282045813" calcext:value-type="float">
            <text:p>0.563116282</text:p>
          </table:table-cell>
          <table:table-cell office:value-type="float" office:value="0.439465300030808" calcext:value-type="float">
            <text:p>0.4394653</text:p>
          </table:table-cell>
          <table:table-cell office:value-type="float" office:value="0.570459732637757" calcext:value-type="float">
            <text:p>0.57045973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6.137527" calcext:value-type="float">
            <text:p>56.137527</text:p>
          </table:table-cell>
          <table:table-cell table:formula="of:=[.D8]/[.$D$2]" office:value-type="float" office:value="0.36121250365073" calcext:value-type="float">
            <text:p>0.3612125037</text:p>
          </table:table-cell>
          <table:table-cell office:value-type="float" office:value="0.58095881499808" calcext:value-type="float">
            <text:p>0.580958815</text:p>
          </table:table-cell>
          <table:table-cell office:value-type="float" office:value="0.434386535832683" calcext:value-type="float">
            <text:p>0.4343865358</text:p>
          </table:table-cell>
          <table:table-cell office:value-type="float" office:value="0.520769481578089" calcext:value-type="float">
            <text:p>0.52076948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0.42772" calcext:value-type="float">
            <text:p>60.42772</text:p>
          </table:table-cell>
          <table:table-cell table:formula="of:=[.D9]/[.$D$2]" office:value-type="float" office:value="0.388817413191452" calcext:value-type="float">
            <text:p>0.3888174132</text:p>
          </table:table-cell>
          <table:table-cell office:value-type="float" office:value="0.610343706010323" calcext:value-type="float">
            <text:p>0.610343706</text:p>
          </table:table-cell>
          <table:table-cell office:value-type="float" office:value="0.474121916168107" calcext:value-type="float">
            <text:p>0.4741219162</text:p>
          </table:table-cell>
          <table:table-cell office:value-type="float" office:value="0.644701662862732" calcext:value-type="float">
            <text:p>0.64470166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5.812998" calcext:value-type="float">
            <text:p>55.812998</text:p>
          </table:table-cell>
          <table:table-cell table:formula="of:=[.D10]/[.$D$2]" office:value-type="float" office:value="0.359124347316425" calcext:value-type="float">
            <text:p>0.3591243473</text:p>
          </table:table-cell>
          <table:table-cell office:value-type="float" office:value="0.584525764620569" calcext:value-type="float">
            <text:p>0.5845257646</text:p>
          </table:table-cell>
          <table:table-cell office:value-type="float" office:value="0.489146055517737" calcext:value-type="float">
            <text:p>0.4891460555</text:p>
          </table:table-cell>
          <table:table-cell office:value-type="float" office:value="0.861656341701989" calcext:value-type="float">
            <text:p>0.86165634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3772" calcext:value-type="float">
            <text:p>9.3772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063086" calcext:value-type="float">
            <text:p>6.06308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30216" calcext:value-type="float">
            <text:p>4.30216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935561" calcext:value-type="float">
            <text:p>4.935561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399081" calcext:value-type="float">
            <text:p>5.399081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.280454" calcext:value-type="float">
            <text:p>5.28045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.447767" calcext:value-type="float">
            <text:p>5.447767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.723315" calcext:value-type="float">
            <text:p>5.72331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.481215" calcext:value-type="float">
            <text:p>5.481215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2061" calcext:value-type="float">
            <text:p>0.542061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45245" calcext:value-type="float">
            <text:p>0.345245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23616" calcext:value-type="float">
            <text:p>0.23616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238024" calcext:value-type="float">
            <text:p>0.23802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245775" calcext:value-type="float">
            <text:p>0.245775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38217" calcext:value-type="float">
            <text:p>0.238217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235464" calcext:value-type="float">
            <text:p>0.23546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257003" calcext:value-type="float">
            <text:p>0.25700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265147" calcext:value-type="float">
            <text:p>0.26514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067" calcext:value-type="float">
            <text:p>0.0306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02083" calcext:value-type="float">
            <text:p>0.0208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16151" calcext:value-type="float">
            <text:p>0.01615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016917" calcext:value-type="float">
            <text:p>0.01691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17373" calcext:value-type="float">
            <text:p>0.01737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17496" calcext:value-type="float">
            <text:p>0.01749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015972" calcext:value-type="float">
            <text:p>0.01597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019773" calcext:value-type="float">
            <text:p>0.01977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026427" calcext:value-type="float">
            <text:p>0.026427</text:p>
          </table:table-cell>
          <table:table-cell office:value-type="string" calcext:value-type="string">
            <text:p>64²</text:p>
          </table:table-cell>
          <table:table-cell office:value-type="string" calcext:value-type="string">
            <text:p>256²</text:p>
          </table:table-cell>
          <table:table-cell office:value-type="string" calcext:value-type="string">
            <text:p>1024²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2277" calcext:value-type="float">
            <text:p>0.002277</text:p>
          </table:table-cell>
          <table:table-cell table:formula="of:=[.D38]/[.$D$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04798" calcext:value-type="float">
            <text:p>0.004798</text:p>
          </table:table-cell>
          <table:table-cell table:formula="of:=[.D39]/[.$D$38]" office:value-type="float" office:value="2.10715854194115" calcext:value-type="float">
            <text:p>2.1071585419</text:p>
          </table:table-cell>
          <table:table-cell office:value-type="float" office:value="1.86899993433581" calcext:value-type="float">
            <text:p>1.8689999343</text:p>
          </table:table-cell>
          <table:table-cell office:value-type="float" office:value="2.01174206926068" calcext:value-type="float">
            <text:p>2.011742069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024465" calcext:value-type="float">
            <text:p>0.024465</text:p>
          </table:table-cell>
          <table:table-cell table:formula="of:=[.D40]/[.$D$38]" office:value-type="float" office:value="10.7444005270092" calcext:value-type="float">
            <text:p>10.744400527</text:p>
          </table:table-cell>
          <table:table-cell office:value-type="float" office:value="8.01441329043273" calcext:value-type="float">
            <text:p>8.0144132904</text:p>
          </table:table-cell>
          <table:table-cell office:value-type="float" office:value="10.2791273419571" calcext:value-type="float">
            <text:p>10.2791273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0458" calcext:value-type="float">
            <text:p>0.030458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56926" calcext:value-type="float">
            <text:p>0.056926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244103" calcext:value-type="float">
            <text:p>0.24410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2068" calcext:value-type="float">
            <text:p>0.542068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90501" calcext:value-type="float">
            <text:p>1.090501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.571986" calcext:value-type="float">
            <text:p>5.5719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0:58:40.969096011</dc:date>
    <meta:editing-duration>PT14M28S</meta:editing-duration>
    <meta:editing-cycles>2</meta:editing-cycles>
    <meta:generator>LibreOffice/5.1.6.2$Linux_X86_64 LibreOffice_project/10m0$Build-2</meta:generator>
    <meta:document-statistic meta:table-count="1" meta:cell-count="236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26cm" svg:height="9.913cm" xlink:href=".." xlink:type="simple" chart:class="chart:scatter" chart:style-name="ch1">
        <chart:title svg:x="7.11cm" svg:y="0.334cm" chart:style-name="ch2">
          <text:p>Multigrid 2d OMP</text:p>
        </chart:title>
        <chart:subtitle svg:x="5.35cm" svg:y="1.311cm" chart:style-name="ch3">
          <text:p>strong scaling results for four work sizes</text:p>
        </chart:subtitle>
        <chart:legend chart:legend-position="end" svg:x="15.45cm" svg:y="3.91cm" style:legend-expansion="high" chart:style-name="ch4"/>
        <chart:plot-area chart:style-name="ch5" table:cell-range-address="results2.C1:results2.C10 results2.E1:results2.H10" chart:data-source-has-labels="row" svg:x="1.367cm" svg:y="2.192cm" svg:width="13.727cm" svg:height="6.542cm">
          <chartooo:coordinate-region svg:x="2.094cm" svg:y="2.391cm" svg:width="12.813cm" svg:height="5.696cm"/>
          <chart:axis chart:dimension="x" chart:name="primary-x" chart:style-name="ch6">
            <chart:title svg:x="6.585cm" svg:y="8.932cm" chart:style-name="ch7">
              <text:p>Number of processors</text:p>
            </chart:title>
          </chart:axis>
          <chart:axis chart:dimension="y" chart:name="primary-y" chart:style-name="ch6">
            <chart:title svg:x="0.451cm" svg:y="8.193cm" chart:style-name="ch8">
              <text:p>Relative elapsed time (1 process = 1)</text:p>
            </chart:title>
            <chart:grid chart:style-name="ch9" chart:class="major"/>
          </chart:axis>
          <chart:series chart:style-name="ch10" chart:values-cell-range-address="results2.E1:results2.E10" chart:label-cell-address="results2.E1:results2.E1" chart:class="chart:scatter">
            <chart:domain table:cell-range-address="results2.C1:results2.C10"/>
            <chart:data-point chart:repeated="10"/>
          </chart:series>
          <chart:series chart:style-name="ch11" chart:values-cell-range-address="results2.F1:results2.F10" chart:label-cell-address="results2.F1:results2.F1" chart:class="chart:scatter">
            <chart:data-point chart:repeated="10"/>
          </chart:series>
          <chart:series chart:style-name="ch12" chart:values-cell-range-address="results2.G1:results2.G10" chart:label-cell-address="results2.G1:results2.G1" chart:class="chart:scatter">
            <chart:data-point chart:repeated="10"/>
          </chart:series>
          <chart:series chart:style-name="ch13" chart:values-cell-range-address="results2.H1:results2.H10" chart:label-cell-address="results2.H1:results2.H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6384²</text:p>
                <draw:g>
                  <svg:desc>results2.E1:results2.E1</svg:desc>
                </draw:g>
              </table:table-cell>
              <table:table-cell office:value-type="string">
                <text:p>4096²</text:p>
                <draw:g>
                  <svg:desc>results2.F1:results2.F1</svg:desc>
                </draw:g>
              </table:table-cell>
              <table:table-cell office:value-type="string">
                <text:p>1024²</text:p>
                <draw:g>
                  <svg:desc>results2.G1:results2.G1</svg:desc>
                </draw:g>
              </table:table-cell>
              <table:table-cell office:value-type="string">
                <text:p>256²</text:p>
                <draw:g>
                  <svg:desc>results2.H1:results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2.C1:results2.C10</svg:desc>
                </draw:g>
              </table:table-cell>
              <table:table-cell office:value-type="float" office:value="NaN">
                <text:p>NaN</text:p>
                <draw:g>
                  <svg:desc>results2.E1:results2.E10</svg:desc>
                </draw:g>
              </table:table-cell>
              <table:table-cell office:value-type="float" office:value="NaN">
                <text:p>NaN</text:p>
                <draw:g>
                  <svg:desc>results2.F1:results2.F10</svg:desc>
                </draw:g>
              </table:table-cell>
              <table:table-cell office:value-type="float" office:value="NaN">
                <text:p>NaN</text:p>
                <draw:g>
                  <svg:desc>results2.G1:results2.G10</svg:desc>
                </draw:g>
              </table:table-cell>
              <table:table-cell office:value-type="float" office:value="NaN">
                <text:p>NaN</text:p>
                <draw:g>
                  <svg:desc>results2.H1:results2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8441488557057">
                <text:p>0.588441488557057</text:p>
              </table:table-cell>
              <table:table-cell office:value-type="float" office:value="0.646577443160005">
                <text:p>0.646577443160005</text:p>
              </table:table-cell>
              <table:table-cell office:value-type="float" office:value="0.636911712888402">
                <text:p>0.636911712888402</text:p>
              </table:table-cell>
              <table:table-cell office:value-type="float" office:value="0.679165308118683">
                <text:p>0.67916530811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68383769223558">
                <text:p>0.368383769223558</text:p>
              </table:table-cell>
              <table:table-cell office:value-type="float" office:value="0.458789404086508">
                <text:p>0.458789404086508</text:p>
              </table:table-cell>
              <table:table-cell office:value-type="float" office:value="0.435670524166099">
                <text:p>0.435670524166099</text:p>
              </table:table-cell>
              <table:table-cell office:value-type="float" office:value="0.526605803716987">
                <text:p>0.526605803716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397925883573135">
                <text:p>0.397925883573135</text:p>
              </table:table-cell>
              <table:table-cell office:value-type="float" office:value="0.526336326408736">
                <text:p>0.526336326408736</text:p>
              </table:table-cell>
              <table:table-cell office:value-type="float" office:value="0.439109251541801">
                <text:p>0.439109251541801</text:p>
              </table:table-cell>
              <table:table-cell office:value-type="float" office:value="0.551581349853277">
                <text:p>0.551581349853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372621820165258">
                <text:p>0.372621820165258</text:p>
              </table:table-cell>
              <table:table-cell office:value-type="float" office:value="0.57576686004351">
                <text:p>0.57576686004351</text:p>
              </table:table-cell>
              <table:table-cell office:value-type="float" office:value="0.453408380237649">
                <text:p>0.453408380237649</text:p>
              </table:table-cell>
              <table:table-cell office:value-type="float" office:value="0.56644929898924">
                <text:p>0.56644929898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57734119799789">
                <text:p>0.357734119799789</text:p>
              </table:table-cell>
              <table:table-cell office:value-type="float" office:value="0.563116282045813">
                <text:p>0.563116282045813</text:p>
              </table:table-cell>
              <table:table-cell office:value-type="float" office:value="0.439465300030808">
                <text:p>0.439465300030808</text:p>
              </table:table-cell>
              <table:table-cell office:value-type="float" office:value="0.570459732637757">
                <text:p>0.570459732637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36121250365073">
                <text:p>0.36121250365073</text:p>
              </table:table-cell>
              <table:table-cell office:value-type="float" office:value="0.58095881499808">
                <text:p>0.58095881499808</text:p>
              </table:table-cell>
              <table:table-cell office:value-type="float" office:value="0.434386535832683">
                <text:p>0.434386535832683</text:p>
              </table:table-cell>
              <table:table-cell office:value-type="float" office:value="0.520769481578089">
                <text:p>0.520769481578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388817413191452">
                <text:p>0.388817413191452</text:p>
              </table:table-cell>
              <table:table-cell office:value-type="float" office:value="0.610343706010323">
                <text:p>0.610343706010323</text:p>
              </table:table-cell>
              <table:table-cell office:value-type="float" office:value="0.474121916168107">
                <text:p>0.474121916168107</text:p>
              </table:table-cell>
              <table:table-cell office:value-type="float" office:value="0.644701662862732">
                <text:p>0.644701662862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359124347316425">
                <text:p>0.359124347316425</text:p>
              </table:table-cell>
              <table:table-cell office:value-type="float" office:value="0.584525764620569">
                <text:p>0.584525764620569</text:p>
              </table:table-cell>
              <table:table-cell office:value-type="float" office:value="0.489146055517737">
                <text:p>0.489146055517737</text:p>
              </table:table-cell>
              <table:table-cell office:value-type="float" office:value="0.861656341701989">
                <text:p>0.861656341701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0.279cm" xlink:href=".." xlink:type="simple" chart:class="chart:scatter" chart:style-name="ch1">
        <chart:title svg:x="7.188cm" svg:y="0.341cm" chart:style-name="ch2">
          <text:p>Multigrid 2d OMP</text:p>
        </chart:title>
        <chart:subtitle svg:x="4.013cm" svg:y="1.325cm" chart:style-name="ch3">
          <text:p>weak scaling results for three work sizes (per processor)</text:p>
        </chart:subtitle>
        <chart:legend chart:legend-position="end" svg:x="15.791cm" svg:y="4.342cm" style:legend-expansion="high" chart:style-name="ch4"/>
        <chart:plot-area chart:style-name="ch5" table:cell-range-address="results2.C38:results2.C40 results2.E37:results2.G40" chart:data-source-has-labels="row" svg:x="1.37cm" svg:y="2.213cm" svg:width="14.062cm" svg:height="6.88cm">
          <chartooo:coordinate-region svg:x="1.806cm" svg:y="2.413cm" svg:width="13.254cm" svg:height="6.033cm"/>
          <chart:axis chart:dimension="x" chart:name="primary-x" chart:style-name="ch6">
            <chart:title svg:x="6.783cm" svg:y="9.298cm" chart:style-name="ch7">
              <text:p>number of processors</text:p>
            </chart:title>
          </chart:axis>
          <chart:axis chart:dimension="y" chart:name="primary-y" chart:style-name="ch6">
            <chart:title svg:x="0.451cm" svg:y="8.383cm" chart:style-name="ch8">
              <text:p>Relative elapsed time (1 process = 1)</text:p>
            </chart:title>
            <chart:grid chart:style-name="ch9" chart:class="major"/>
          </chart:axis>
          <chart:series chart:style-name="ch10" chart:values-cell-range-address="results2.E38:results2.E40" chart:label-cell-address="results2.E37:results2.E37" chart:class="chart:scatter">
            <chart:domain table:cell-range-address="results2.C38:results2.C40"/>
            <chart:data-point chart:repeated="3"/>
          </chart:series>
          <chart:series chart:style-name="ch11" chart:values-cell-range-address="results2.F38:results2.F40" chart:label-cell-address="results2.F37:results2.F37" chart:class="chart:scatter">
            <chart:data-point chart:repeated="3"/>
          </chart:series>
          <chart:series chart:style-name="ch12" chart:values-cell-range-address="results2.G38:results2.G40" chart:label-cell-address="results2.G37:results2.G37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4²</text:p>
                <draw:g>
                  <svg:desc>results2.E37:results2.E37</svg:desc>
                </draw:g>
              </table:table-cell>
              <table:table-cell office:value-type="string">
                <text:p>256²</text:p>
                <draw:g>
                  <svg:desc>results2.F37:results2.F37</svg:desc>
                </draw:g>
              </table:table-cell>
              <table:table-cell office:value-type="string">
                <text:p>1024²</text:p>
                <draw:g>
                  <svg:desc>results2.G37:results2.G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2.C38:results2.C40</svg:desc>
                </draw:g>
              </table:table-cell>
              <table:table-cell office:value-type="float" office:value="1">
                <text:p>1</text:p>
                <draw:g>
                  <svg:desc>results2.E38:results2.E40</svg:desc>
                </draw:g>
              </table:table-cell>
              <table:table-cell office:value-type="float" office:value="1">
                <text:p>1</text:p>
                <draw:g>
                  <svg:desc>results2.F38:results2.F40</svg:desc>
                </draw:g>
              </table:table-cell>
              <table:table-cell office:value-type="float" office:value="1">
                <text:p>1</text:p>
                <draw:g>
                  <svg:desc>results2.G38:results2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0715854194115">
                <text:p>2.10715854194115</text:p>
              </table:table-cell>
              <table:table-cell office:value-type="float" office:value="1.86899993433581">
                <text:p>1.86899993433581</text:p>
              </table:table-cell>
              <table:table-cell office:value-type="float" office:value="2.01174206926068">
                <text:p>2.01174206926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.7444005270092">
                <text:p>10.7444005270092</text:p>
              </table:table-cell>
              <table:table-cell office:value-type="float" office:value="8.01441329043273">
                <text:p>8.01441329043273</text:p>
              </table:table-cell>
              <table:table-cell office:value-type="float" office:value="10.2791273419571">
                <text:p>10.2791273419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